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ckningar Handledningsmöte v.16</text:p>
      <text:p text:style-name="P1"/>
      <text:p text:style-name="P2">Ny handledningstid tisdagar 14-15:30.<text:line-break/>Visionen ska vara stabil men inte död.</text:p>
      <text:p text:style-name="P2">Alla funktioner behöver inte stå med som baskrav. 3-5 baskrav.</text:p>
      <text:p text:style-name="P2">Baskraven ska inte vara en kravspec.</text:p>
      <text:p text:style-name="P2">Kom ihåg att ta med tester i planeringen.</text:p>
      <text:p text:style-name="P2">Kom ihåg enhetstester i varje iteration, dvs testa systemet som helhe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5:21:05</meta:creation-date>
    <dc:date>2014-04-14T17:00:46</dc:date>
    <meta:editing-duration>PT1H39M41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1" meta:paragraph-count="6" meta:word-count="49" meta:character-count="320"/>
  </office:meta>
</office:document-meta>
</file>